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679cm" svg:y="20.751cm">
            <draw:object draw:notify-on-update-of-ranges="Sheet1.A47:Sheet1.A64 Sheet1.B47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02cm" svg:height="9.002cm" svg:x="8.983cm" svg:y="31.759cm">
            <draw:object draw:notify-on-update-of-ranges="Sheet1.A71:Sheet1.A88 Sheet1.B71:Sheet1.B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3cm" svg:height="9.001cm" svg:x="8.952cm" svg:y="42.115cm">
            <draw:object draw:notify-on-update-of-ranges="Sheet1.A94:Sheet1.A111 Sheet1.B94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3" calcext:value-type="float">
            <text:p>0.383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" calcext:value-type="float">
            <text:p>0.19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9" calcext:value-type="float">
            <text:p>0.059</text:p>
          </table:table-cell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" calcext:value-type="float">
            <text:p>0.170</text:p>
          </table:table-cell>
          <table:table-cell office:value-type="float" office:value="0.3896" calcext:value-type="float">
            <text:p>0.39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9" calcext:value-type="float">
            <text:p>0.089</text:p>
          </table:table-cell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0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9" calcext:value-type="float">
            <text:p>0.159</text:p>
          </table:table-cell>
          <table:table-cell office:value-type="float" office:value="0.372" calcext:value-type="float">
            <text:p>0.37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3" calcext:value-type="float">
            <text:p>0.063</text:p>
          </table:table-cell>
          <table:table-cell table:style-name="Default" office:value-type="float" office:value="0.081" calcext:value-type="float">
            <text:p>0.081</text:p>
          </table:table-cell>
          <table:table-cell office:value-type="float" office:value="0.211" calcext:value-type="float">
            <text:p>0.211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3" calcext:value-type="float">
            <text:p>0.073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3" calcext:value-type="float">
            <text:p>0.063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2" calcext:value-type="float">
            <text:p>0.072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315" calcext:value-type="float">
            <text:p>0.31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7" calcext:value-type="float">
            <text:p>0.067</text:p>
          </table:table-cell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123" calcext:value-type="float">
            <text:p>0.012</text:p>
          </table:table-cell>
          <table:table-cell table:formula="of:=AVERAGE([.C2:.C11])" office:value-type="float" office:value="0.0036" calcext:value-type="float">
            <text:p>0.004</text:p>
          </table:table-cell>
          <table:table-cell table:formula="of:=AVERAGE([.D2:.D11])" office:value-type="float" office:value="0.0028" calcext:value-type="float">
            <text:p>0.003</text:p>
          </table:table-cell>
          <table:table-cell table:formula="of:=AVERAGE([.E2:.E11])" office:value-type="float" office:value="0.0023" calcext:value-type="float">
            <text:p>0.002</text:p>
          </table:table-cell>
          <table:table-cell table:formula="of:=AVERAGE([.F2:.F11])" office:value-type="float" office:value="0.0041" calcext:value-type="float">
            <text:p>0.004</text:p>
          </table:table-cell>
          <table:table-cell table:formula="of:=AVERAGE([.G2:.G11])" office:value-type="float" office:value="0.0035" calcext:value-type="float">
            <text:p>0.004</text:p>
          </table:table-cell>
          <table:table-cell table:formula="of:=AVERAGE([.H2:.H11])" office:value-type="float" office:value="0.0029" calcext:value-type="float">
            <text:p>0.003</text:p>
          </table:table-cell>
          <table:table-cell table:formula="of:=AVERAGE([.I2:.I11])" office:value-type="float" office:value="0.003" calcext:value-type="float">
            <text:p>0.003</text:p>
          </table:table-cell>
          <table:table-cell table:formula="of:=AVERAGE([.J2:.J11])" office:value-type="float" office:value="0.004" calcext:value-type="float">
            <text:p>0.004</text:p>
          </table:table-cell>
          <table:table-cell table:formula="of:=AVERAGE([.K2:.K11])" office:value-type="float" office:value="0.0101" calcext:value-type="float">
            <text:p>0.010</text:p>
          </table:table-cell>
          <table:table-cell table:formula="of:=AVERAGE([.L2:.L11])" office:value-type="float" office:value="0.0212" calcext:value-type="float">
            <text:p>0.021</text:p>
          </table:table-cell>
          <table:table-cell table:formula="of:=AVERAGE([.M2:.M11])" office:value-type="float" office:value="0.0299" calcext:value-type="float">
            <text:p>0.030</text:p>
          </table:table-cell>
          <table:table-cell table:formula="of:=AVERAGE([.N2:.N11])" office:value-type="float" office:value="0.0478" calcext:value-type="float">
            <text:p>0.048</text:p>
          </table:table-cell>
          <table:table-cell table:formula="of:=AVERAGE([.O2:.O11])" office:value-type="float" office:value="0.0825" calcext:value-type="float">
            <text:p>0.083</text:p>
          </table:table-cell>
          <table:table-cell table:formula="of:=AVERAGE([.P2:.P11])" office:value-type="float" office:value="0.1868" calcext:value-type="float">
            <text:p>0.187</text:p>
          </table:table-cell>
          <table:table-cell table:formula="of:=AVERAGE([.Q2:.Q11])" office:value-type="float" office:value="0.34596" calcext:value-type="float">
            <text:p>0.346</text:p>
          </table:table-cell>
          <table:table-cell table:formula="of:=AVERAGE([.R2:.R11])" office:value-type="float" office:value="0.052" calcext:value-type="float">
            <text:p>0.052</text:p>
          </table:table-cell>
          <table:table-cell table:formula="of:=AVERAGE([.S2:.S11])" office:value-type="float" office:value="0.0722222222222222" calcext:value-type="float">
            <text:p>0.072</text:p>
          </table:table-cell>
          <table:table-cell table:number-columns-repeated="45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office:value-type="string" calcext:value-type="string">
            <text:p>POPULATING AN ARRA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55555555555555" calcext:value-type="float">
            <text:p>0.007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33333333333333" calcext:value-type="float">
            <text:p>0.006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1111111111111" calcext:value-type="float">
            <text:p>0.011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55555555555556" calcext:value-type="float">
            <text:p>0.010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1111111111111" calcext:value-type="float">
            <text:p>0.019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98888888888889" calcext:value-type="float">
            <text:p>0.040</text:p>
          </table:table-cell>
          <table:table-cell table:number-columns-repeated="6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148" calcext:value-type="float">
            <text:p>0.115</text:p>
          </table:table-cell>
          <table:table-cell table:number-columns-repeated="6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126125" calcext:value-type="float">
            <text:p>0.126</text:p>
          </table:table-cell>
          <table:table-cell table:number-columns-repeated="6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5875" calcext:value-type="float">
            <text:p>0.186</text:p>
          </table:table-cell>
          <table:table-cell table:number-columns-repeated="6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274888888888889" calcext:value-type="float">
            <text:p>0.275</text:p>
          </table:table-cell>
          <table:table-cell table:number-columns-repeated="6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397444444444444" calcext:value-type="float">
            <text:p>0.397</text:p>
          </table:table-cell>
          <table:table-cell table:number-columns-repeated="6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8395" calcext:value-type="float">
            <text:p>0.840</text:p>
          </table:table-cell>
          <table:table-cell table:number-columns-repeated="6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1.73125" calcext:value-type="float">
            <text:p>1.731</text:p>
          </table:table-cell>
          <table:table-cell table:number-columns-repeated="6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2.672125" calcext:value-type="float">
            <text:p>2.672</text:p>
          </table:table-cell>
          <table:table-cell table:number-columns-repeated="6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.626" calcext:value-type="float">
            <text:p>5.626</text:p>
          </table:table-cell>
          <table:table-cell table:number-columns-repeated="6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4.121" calcext:value-type="float">
            <text:p>14.121</text:p>
          </table:table-cell>
          <table:table-cell table:number-columns-repeated="6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3.4768888888889" calcext:value-type="float">
            <text:p>33.477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TURNING THE LAST VALUE OF AN ARRAY – AUTOMATIC RU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5714285714286" calcext:value-type="float">
            <text:p>0.063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8888888888889" calcext:value-type="float">
            <text:p>0.046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" calcext:value-type="float">
            <text:p>0.035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23333333333333" calcext:value-type="float">
            <text:p>0.032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51111111111111" calcext:value-type="float">
            <text:p>0.035</text:p>
          </table:table-cell>
          <table:table-cell table:number-columns-repeated="6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4" calcext:value-type="float">
            <text:p>0.044</text:p>
          </table:table-cell>
          <table:table-cell table:number-columns-repeated="6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362857142857143" calcext:value-type="float">
            <text:p>0.036</text:p>
          </table:table-cell>
          <table:table-cell table:number-columns-repeated="6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373333333333333" calcext:value-type="float">
            <text:p>0.037</text:p>
          </table:table-cell>
          <table:table-cell table:number-columns-repeated="6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52222222222222" calcext:value-type="float">
            <text:p>0.045</text:p>
          </table:table-cell>
          <table:table-cell table:number-columns-repeated="6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397777777777778" calcext:value-type="float">
            <text:p>0.040</text:p>
          </table:table-cell>
          <table:table-cell table:number-columns-repeated="6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394444444444444" calcext:value-type="float">
            <text:p>0.039</text:p>
          </table:table-cell>
          <table:table-cell table:number-columns-repeated="6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381111111111111" calcext:value-type="float">
            <text:p>0.038</text:p>
          </table:table-cell>
          <table:table-cell table:number-columns-repeated="6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372222222222222" calcext:value-type="float">
            <text:p>0.037</text:p>
          </table:table-cell>
          <table:table-cell table:number-columns-repeated="6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367777777777778" calcext:value-type="float">
            <text:p>0.037</text:p>
          </table:table-cell>
          <table:table-cell table:number-columns-repeated="6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454444444444444" calcext:value-type="float">
            <text:p>0.045</text:p>
          </table:table-cell>
          <table:table-cell table:number-columns-repeated="6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291111111111111" calcext:value-type="float">
            <text:p>0.029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TURNING THE LAST VALUE OF AN ARRAY – INDIVIDUAL RUN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7777777777778" calcext:value-type="float">
            <text:p>0.084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7777777777778" calcext:value-type="float">
            <text:p>0.053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3333333333333" calcext:value-type="float">
            <text:p>0.045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1111111111111" calcext:value-type="float">
            <text:p>0.069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58888888888889" calcext:value-type="float">
            <text:p>0.076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85" calcext:value-type="float">
            <text:p>0.085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57777777777778" calcext:value-type="float">
            <text:p>0.046</text:p>
          </table:table-cell>
          <table:table-cell table:number-columns-repeated="6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91111111111111" calcext:value-type="float">
            <text:p>0.049</text:p>
          </table:table-cell>
          <table:table-cell table:number-columns-repeated="6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51" calcext:value-type="float">
            <text:p>0.051</text:p>
          </table:table-cell>
          <table:table-cell table:number-columns-repeated="6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454444444444445" calcext:value-type="float">
            <text:p>0.045</text:p>
          </table:table-cell>
          <table:table-cell table:number-columns-repeated="6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92222222222222" calcext:value-type="float">
            <text:p>0.049</text:p>
          </table:table-cell>
          <table:table-cell table:number-columns-repeated="6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704444444444445" calcext:value-type="float">
            <text:p>0.070</text:p>
          </table:table-cell>
          <table:table-cell table:number-columns-repeated="6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47777777777778" calcext:value-type="float">
            <text:p>0.045</text:p>
          </table:table-cell>
          <table:table-cell table:number-columns-repeated="6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567777777777778" calcext:value-type="float">
            <text:p>0.057</text:p>
          </table:table-cell>
          <table:table-cell table:number-columns-repeated="6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568888888888889" calcext:value-type="float">
            <text:p>0.057</text:p>
          </table:table-cell>
          <table:table-cell table:number-columns-repeated="6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803333333333333" calcext:value-type="float">
            <text:p>0.080</text:p>
          </table:table-cell>
          <table:table-cell table:number-columns-repeated="6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52" calcext:value-type="float">
            <text:p>0.052</text:p>
          </table:table-cell>
          <table:table-cell table:number-columns-repeated="6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722222222222222" calcext:value-type="float">
            <text:p>0.072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VERSING AN ARRA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:.B11])" office:value-type="float" office:value="0.0123" calcext:value-type="float">
            <text:p>0.012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2:.C11])" office:value-type="float" office:value="0.0036" calcext:value-type="float">
            <text:p>0.004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D2:.D11])" office:value-type="float" office:value="0.0028" calcext:value-type="float">
            <text:p>0.003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E2:.E11])" office:value-type="float" office:value="0.0023" calcext:value-type="float">
            <text:p>0.002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VERAGE([.F2:.F11])" office:value-type="float" office:value="0.0041" calcext:value-type="float">
            <text:p>0.004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VERAGE([.G2:.G11])" office:value-type="float" office:value="0.0035" calcext:value-type="float">
            <text:p>0.004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VERAGE([.H2:.H11])" office:value-type="float" office:value="0.0029" calcext:value-type="float">
            <text:p>0.003</text:p>
          </table:table-cell>
          <table:table-cell table:number-columns-repeated="6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AVERAGE([.I2:.I11])" office:value-type="float" office:value="0.003" calcext:value-type="float">
            <text:p>0.003</text:p>
          </table:table-cell>
          <table:table-cell table:number-columns-repeated="6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AVERAGE([.J2:.J11])" office:value-type="float" office:value="0.004" calcext:value-type="float">
            <text:p>0.004</text:p>
          </table:table-cell>
          <table:table-cell table:number-columns-repeated="6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AVERAGE([.K2:.K11])" office:value-type="float" office:value="0.0101" calcext:value-type="float">
            <text:p>0.010</text:p>
          </table:table-cell>
          <table:table-cell table:number-columns-repeated="62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AVERAGE([.L2:.L11])" office:value-type="float" office:value="0.0212" calcext:value-type="float">
            <text:p>0.021</text:p>
          </table:table-cell>
          <table:table-cell table:number-columns-repeated="62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AVERAGE([.M2:.M11])" office:value-type="float" office:value="0.0299" calcext:value-type="float">
            <text:p>0.030</text:p>
          </table:table-cell>
          <table:table-cell table:number-columns-repeated="62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AVERAGE([.N2:.N11])" office:value-type="float" office:value="0.0478" calcext:value-type="float">
            <text:p>0.048</text:p>
          </table:table-cell>
          <table:table-cell table:number-columns-repeated="62"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AVERAGE([.O2:.O11])" office:value-type="float" office:value="0.0825" calcext:value-type="float">
            <text:p>0.083</text:p>
          </table:table-cell>
          <table:table-cell table:number-columns-repeated="62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AVERAGE([.P2:.P11])" office:value-type="float" office:value="0.1868" calcext:value-type="float">
            <text:p>0.187</text:p>
          </table:table-cell>
          <table:table-cell table:number-columns-repeated="62"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AVERAGE([.Q2:.Q11])" office:value-type="float" office:value="0.34596" calcext:value-type="float">
            <text:p>0.346</text:p>
          </table:table-cell>
          <table:table-cell table:number-columns-repeated="6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AVERAGE([.R2:.R11])" office:value-type="float" office:value="0.052" calcext:value-type="float">
            <text:p>0.052</text:p>
          </table:table-cell>
          <table:table-cell table:number-columns-repeated="6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table:formula="of:=AVERAGE([.S2:.S11])" office:value-type="float" office:value="0.0722222222222222" calcext:value-type="float">
            <text:p>0.072</text:p>
          </table:table-cell>
          <table:table-cell table:number-columns-repeated="62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55:30.68563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5T13:54:08.910737811</dc:date>
    <meta:editing-duration>PT5H3M31S</meta:editing-duration>
    <meta:editing-cycles>40</meta:editing-cycles>
    <meta:generator>LibreOffice/6.4.6.2$Linux_X86_64 LibreOffice_project/40$Build-2</meta:generator>
    <meta:document-statistic meta:table-count="1" meta:cell-count="3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7:Sheet1.B64" svg:x="0.32cm" svg:y="0.18cm" svg:width="12.508cm" svg:height="8.64cm">
          <chartooo:coordinate-region svg:x="1.418cm" svg:y="0.38cm" svg:width="10.7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64" chart:class="chart:scatter">
            <chart:domain table:cell-range-address="Sheet1.A47:Sheet1.A64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7:Sheet1.A64</svg:desc>
                </draw:g>
              </table:table-cell>
              <table:table-cell office:value-type="float" office:value="0.0625714285714286">
                <text:p>0.0625714285714286</text:p>
                <draw:g>
                  <svg:desc>Sheet1.B47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8888888888889">
                <text:p>0.045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323333333333333">
                <text:p>0.03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351111111111111">
                <text:p>0.035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362857142857143">
                <text:p>0.036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52222222222222">
                <text:p>0.045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397777777777778">
                <text:p>0.039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394444444444444">
                <text:p>0.039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381111111111111">
                <text:p>0.038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372222222222222">
                <text:p>0.037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367777777777778">
                <text:p>0.036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454444444444444">
                <text:p>0.045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291111111111111">
                <text:p>0.029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5:Sheet1.B41 Sheet1.B24:Sheet1.B24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3cm" xlink:href=".." xlink:type="simple" chart:class="chart:scatter" chart:style-name="ch1">
        <chart:legend chart:legend-position="end" svg:x="13.151cm" svg:y="4.202cm" style:legend-expansion="high" chart:style-name="ch2"/>
        <chart:plot-area chart:style-name="ch3" table:cell-range-address="Sheet1.A71:Sheet1.B88" svg:x="0.32cm" svg:y="0.18cm" svg:width="12.511cm" svg:height="8.643cm">
          <chartooo:coordinate-region svg:x="1.418cm" svg:y="0.379cm" svg:width="10.76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8" chart:class="chart:scatter">
            <chart:domain table:cell-range-address="Sheet1.A71:Sheet1.A8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1:Sheet1.A88</svg:desc>
                </draw:g>
              </table:table-cell>
              <table:table-cell office:value-type="float" office:value="0.0837777777777778">
                <text:p>0.0837777777777778</text:p>
                <draw:g>
                  <svg:desc>Sheet1.B71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27777777777778">
                <text:p>0.052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453333333333333">
                <text:p>0.04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91111111111111">
                <text:p>0.069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758888888888889">
                <text:p>0.075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457777777777778">
                <text:p>0.045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91111111111111">
                <text:p>0.049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454444444444445">
                <text:p>0.0454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92222222222222">
                <text:p>0.049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704444444444445">
                <text:p>0.07044444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47777777777778">
                <text:p>0.044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567777777777778">
                <text:p>0.056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803333333333333">
                <text:p>0.080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722222222222222">
                <text:p>0.072222222222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152cm" svg:y="4.202cm" style:legend-expansion="high" chart:style-name="ch2"/>
        <chart:plot-area chart:style-name="ch3" table:cell-range-address="Sheet1.A94:Sheet1.B111" svg:x="0.32cm" svg:y="0.18cm" svg:width="12.512cm" svg:height="8.642cm">
          <chartooo:coordinate-region svg:x="1.418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111" chart:class="chart:scatter">
            <chart:domain table:cell-range-address="Sheet1.A94:Sheet1.A11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4:Sheet1.A111</svg:desc>
                </draw:g>
              </table:table-cell>
              <table:table-cell office:value-type="float" office:value="0.0123">
                <text:p>0.0123</text:p>
                <draw:g>
                  <svg:desc>Sheet1.B94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1868">
                <text:p>0.1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34596">
                <text:p>0.34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722222222222222">
                <text:p>0.072222222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